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0000000E0AC483237E17414DE.jpg" manifest:media-type="image/jpeg"/>
  <manifest:file-entry manifest:full-path="Pictures/10000000000000E0000000E01761BBFDFDE4DF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cm" svg:height="5.08cm" svg:x="9.398cm" svg:y="1.524cm">
          <draw:image xlink:href="Pictures/10000000000000E0000000E01761BBFDFDE4DF9F.jpg" xlink:type="simple" xlink:show="embed" xlink:actuate="onLoad">
            <text:p/>
          </draw:image>
        </draw:frame>
        <draw:line draw:style-name="gr2" draw:text-style-name="P2" draw:layer="layout" svg:x1="6.604cm" svg:y1="4.064cm" svg:x2="9.144cm" svg:y2="4.064cm">
          <text:p/>
        </draw:line>
        <draw:frame draw:style-name="gr3" draw:text-style-name="P4" draw:layer="layout" svg:width="4.318cm" svg:height="0.839cm" svg:x="1.624cm" svg:y="6.858cm">
          <draw:text-box>
            <text:p text:style-name="P3"><text:span text:style-name="T1">Črno-bela slika</text:span></text:p>
          </draw:text-box>
        </draw:frame>
        <draw:frame draw:style-name="gr3" draw:text-style-name="P4" draw:layer="layout" svg:width="4.318cm" svg:height="0.839cm" svg:x="9.906cm" svg:y="6.858cm">
          <draw:text-box>
            <text:p text:style-name="P3"><text:span text:style-name="T1">Obarvana slika</text:span></text:p>
          </draw:text-box>
        </draw:frame>
        <draw:frame draw:style-name="gr1" draw:text-style-name="P1" draw:layer="layout" svg:width="5.08cm" svg:height="5.08cm" svg:x="1.27cm" svg:y="1.524cm">
          <draw:image xlink:href="Pictures/10000000000000E0000000E0AC483237E17414D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E0000000E01761BBFDFDE4DF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1:13:14.726833352</meta:creation-date>
    <dc:date>2017-06-28T11:26:22.215655767</dc:date>
    <meta:editing-duration>PT2M45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